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39cm" fo:min-width="5.12cm"/>
    </style:style>
    <style:style style:name="gr2" style:family="graphic" style:parent-style-name="standard">
      <style:graphic-properties draw:textarea-horizontal-align="justify" draw:textarea-vertical-align="middle" draw:auto-grow-height="false" fo:min-height="1.097cm" fo:min-width="5.159cm"/>
    </style:style>
    <style:style style:name="gr3" style:family="graphic" style:parent-style-name="standard">
      <style:graphic-properties draw:textarea-horizontal-align="justify" draw:textarea-vertical-align="middle" draw:auto-grow-height="false" fo:min-height="1.465cm" fo:min-width="1.343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2.016cm"/>
    </style:style>
    <style:style style:name="gr5" style:family="graphic" style:parent-style-name="standard">
      <style:graphic-properties draw:textarea-horizontal-align="justify" draw:textarea-vertical-align="middle" draw:auto-grow-height="false" fo:min-height="0.23cm" fo:min-width="1.979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textarea-horizontal-align="justify" draw:textarea-vertical-align="middle" draw:auto-grow-height="false" fo:min-height="0.648cm" fo:min-width="2.914cm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5.088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4.8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0.639cm"/>
    </style:style>
    <style:style style:name="gr13" style:family="graphic" style:parent-style-name="standard">
      <style:graphic-properties draw:stroke="none" svg:stroke-color="#000000" draw:fill="none" draw:fill-color="#ffffff" fo:min-height="0.258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3.945cm"/>
    </style:style>
    <style:style style:name="gr15" style:family="graphic" style:parent-style-name="standard">
      <style:graphic-properties draw:stroke="none" svg:stroke-color="#000000" draw:fill="none" draw:fill-color="#ffffff" fo:min-height="1.186cm"/>
    </style:style>
    <style:style style:name="gr16" style:family="graphic" style:parent-style-name="standard">
      <style:graphic-properties draw:stroke="none" svg:stroke-color="#000000" draw:fill="none" draw:fill-color="#ffffff" fo:min-height="0.2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text-properties fo:font-size="12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62cm" svg:height="0.889cm" svg:x="14.97cm" svg:y="2.651cm">
          <text:p text:style-name="P1"><text:span text:style-name="T1">maxnumber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001cm" svg:height="1.905cm" svg:x="-8.652cm" svg:y="1.88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3.683cm" svg:height="3.429cm" svg:x="10.906cm" svg:y="7.096cm">
          <text:p text:style-name="P1"><text:span text:style-name="T1">Is there a value</text:span></text:p>
          <text:p text:style-name="P1"><text:span text:style-name="T1">in the fi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9" draw:id="id9" draw:layer="layout" svg:width="3.556cm" svg:height="1.016cm" svg:x="16.875cm" svg:y="21.701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" draw:id="id1" draw:layer="layout" svg:width="3.937cm" svg:height="0.762cm" svg:x="8.239cm" svg:y="1.508cm">
          <text:p text:style-name="P1"><text:span text:style-name="T1">read_fi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159cm" svg:height="0.762cm" svg:x="10.017cm" svg:y="20.177cm">
          <draw:text-box>
            <text:p><text:span text:style-name="T1">FALSE</text:span></text:p>
          </draw:text-box>
        </draw:frame>
        <draw:custom-shape draw:style-name="gr7" draw:text-style-name="P2" xml:id="id13" draw:id="id13" draw:layer="layout" svg:width="4.826cm" svg:height="1.27cm" svg:x="1.508cm" svg:y="1.635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" draw:id="id3" draw:layer="layout" svg:width="5.588cm" svg:height="0.889cm" svg:x="14.97cm" svg:y="4.556cm">
          <text:p text:style-name="P1"><text:span text:style-name="T1">minnumber = 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1" draw:id="id11" draw:layer="layout" svg:width="3.683cm" svg:height="3.429cm" svg:x="10.271cm" svg:y="16.875cm">
          <text:p text:style-name="P1"><text:span text:style-name="T1">Is amount</text:span></text:p>
          <text:p text:style-name="P1"><text:span text:style-name="T1">&lt; min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6" draw:id="id6" draw:layer="layout" svg:width="5.334cm" svg:height="0.889cm" svg:x="15.224cm" svg:y="12.811cm">
          <text:p text:style-name="P1"><text:span text:style-name="T1">minnumber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xml:id="id5" draw:id="id5" draw:layer="layout" svg:width="5.334cm" svg:height="0.889cm" svg:x="15.224cm" svg:y="10.017cm">
          <text:p text:style-name="P1"><text:span text:style-name="T1">maxnumber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4" draw:layer="layout" svg:x1="9.715cm" svg:y1="2.27cm" svg:x2="17.78cm" svg:y2="2.651cm" draw:start-shape="id1" draw:start-glue-point="7" draw:end-shape="id2" draw:end-glue-point="0" svg:d="M9715 2270v502h3858v-623h4207v502" svg:viewBox="0 0 8066 624">
          <text:p/>
        </draw:connector>
        <draw:connector draw:style-name="gr10" draw:text-style-name="P4" draw:layer="layout" svg:x1="17.78cm" svg:y1="3.54cm" svg:x2="17.764cm" svg:y2="4.556cm" draw:start-shape="id2" draw:start-glue-point="2" draw:end-shape="id3" draw:end-glue-point="0" svg:d="M17780 3540v507h-16v509" svg:viewBox="0 0 17 1017">
          <text:p/>
        </draw:connector>
        <draw:connector draw:style-name="gr10" draw:text-style-name="P4" draw:layer="layout" svg:x1="17.764cm" svg:y1="5.445cm" svg:x2="12.747cm" svg:y2="7.096cm" draw:start-shape="id3" draw:start-glue-point="2" draw:end-shape="id4" draw:end-glue-point="4" svg:d="M17764 5445v825h-5017v826" svg:viewBox="0 0 5018 1652">
          <text:p/>
        </draw:connector>
        <draw:connector draw:style-name="gr10" draw:text-style-name="P4" draw:layer="layout" svg:x1="14.589cm" svg:y1="8.811cm" svg:x2="17.891cm" svg:y2="10.017cm" draw:start-shape="id4" draw:start-glue-point="7" draw:end-shape="id5" svg:d="M14589 8811h3302v1206" svg:viewBox="0 0 3303 1207">
          <text:p/>
        </draw:connector>
        <draw:connector draw:style-name="gr10" draw:text-style-name="P4" draw:layer="layout" svg:x1="17.892cm" svg:y1="10.906cm" svg:x2="17.892cm" svg:y2="12.811cm" draw:start-shape="id5" draw:start-glue-point="8" draw:end-shape="id6" draw:end-glue-point="5" svg:d="M17892 10906v1905" svg:viewBox="0 0 1 1906">
          <text:p/>
        </draw:connector>
        <draw:connector draw:style-name="gr10" draw:text-style-name="P4" draw:layer="layout" svg:x1="10.906cm" svg:y1="8.811cm" svg:x2="8.302cm" svg:y2="10.407cm" draw:start-shape="id4" draw:start-glue-point="5" draw:end-shape="id7" draw:end-glue-point="0" svg:d="M10906 8811h-2604v1596" svg:viewBox="0 0 2605 1597">
          <text:p/>
        </draw:connector>
        <draw:connector draw:style-name="gr10" draw:text-style-name="P4" draw:layer="layout" draw:line-skew="0cm -7.492cm" svg:x1="3.984cm" svg:y1="16.611cm" svg:x2="12.747cm" svg:y2="7.096cm" draw:start-shape="id8" draw:start-glue-point="2" draw:end-shape="id4" draw:end-glue-point="4" svg:d="M3984 16611v511h-2920v-10528h11683v502" svg:viewBox="0 0 11684 10529">
          <text:p/>
        </draw:connector>
        <draw:connector draw:style-name="gr10" draw:text-style-name="P4" draw:layer="layout" svg:x1="17.892cm" svg:y1="13.7cm" svg:x2="18.653cm" svg:y2="21.701cm" draw:start-shape="id6" draw:start-glue-point="8" draw:end-shape="id9" draw:end-glue-point="4" svg:d="M17892 13700v4001h761v4000" svg:viewBox="0 0 762 8002">
          <text:p/>
        </draw:connector>
        <draw:frame draw:style-name="gr11" draw:text-style-name="P3" draw:layer="layout" svg:width="6.477cm" svg:height="1.673cm" svg:x="9.509cm" svg:y="23.745cm">
          <draw:text-box>
            <text:p><text:span text:style-name="T1">Shelby Jordan</text:span></text:p>
            <text:p><text:span text:style-name="T1">Project 14 Flowchart</text:span></text:p>
            <text:p><text:span text:style-name="T1"/></text:p>
          </draw:text-box>
        </draw:frame>
        <draw:frame draw:style-name="gr12" draw:text-style-name="P5" draw:layer="layout" svg:width="1.905cm" svg:height="1.436cm" svg:x="9.382cm" svg:y="8.112cm">
          <draw:text-box>
            <text:p><text:span text:style-name="T1">TRUE</text:span></text:p>
            <text:p/>
          </draw:text-box>
        </draw:frame>
        <draw:frame draw:style-name="gr13" draw:text-style-name="P3" draw:layer="layout" svg:width="2.159cm" svg:height="0.725cm" svg:x="14.716cm" svg:y="8.112cm">
          <draw:text-box>
            <text:p><text:span text:style-name="T1">FALSE</text:span></text:p>
          </draw:text-box>
        </draw:frame>
        <draw:custom-shape draw:style-name="gr5" draw:text-style-name="P2" draw:layer="layout" svg:width="3.937cm" svg:height="0.762cm" svg:x="-6.747cm" svg:y="7.223cm">
          <text:p text:style-name="P1"><text:span text:style-name="T1">read_fi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2" xml:id="id7" draw:id="id7" draw:layer="layout" svg:width="4.445cm" svg:height="0.889cm" draw:transform="skewX (-0.00453785605518526) rotate (-0.00418879020478637) translate (6.08cm 10.398cm)">
          <text:p text:style-name="P1"><text:span text:style-name="T1">amount = int(value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683cm" svg:height="3.429cm" svg:x="6.334cm" svg:y="12.938cm">
          <text:p text:style-name="P1"><text:span text:style-name="T1">Is amount &gt; </text:span></text:p>
          <text:p text:style-name="P1"><text:span text:style-name="T1">maxnumb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svg:x1="8.302cm" svg:y1="11.296cm" svg:x2="8.175cm" svg:y2="12.938cm" draw:start-shape="id7" draw:start-glue-point="2" draw:end-shape="id10" draw:end-glue-point="4" svg:d="M8302 11296v826h-127v816" svg:viewBox="0 0 128 1643">
          <text:p/>
        </draw:connector>
        <draw:custom-shape draw:style-name="gr14" draw:text-style-name="P2" xml:id="id8" draw:id="id8" draw:layer="layout" svg:width="4.445cm" svg:height="0.889cm" draw:transform="skewX (-0.00453785605518526) rotate (-0.00418879020478637) translate (1.762cm 15.713cm)">
          <text:p text:style-name="P1"><text:span text:style-name="T1">maxnumber = amount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6.334cm" svg:y1="14.653cm" svg:x2="3.984cm" svg:y2="15.722cm" draw:start-shape="id10" draw:start-glue-point="5" draw:end-shape="id8" draw:end-glue-point="0" svg:d="M6334 14653h-2350v1069" svg:viewBox="0 0 2351 1070">
          <text:p/>
        </draw:connector>
        <draw:frame draw:style-name="gr15" draw:text-style-name="P5" draw:layer="layout" svg:width="1.905cm" svg:height="1.436cm" svg:x="4.175cm" svg:y="13.827cm">
          <draw:text-box>
            <text:p><text:span text:style-name="T1">TRUE</text:span></text:p>
            <text:p/>
          </draw:text-box>
        </draw:frame>
        <draw:frame draw:style-name="gr16" draw:text-style-name="P3" draw:layer="layout" svg:width="2.159cm" svg:height="0.725cm" svg:x="10.017cm" svg:y="13.827cm">
          <draw:text-box>
            <text:p><text:span text:style-name="T1">FALSE</text:span></text:p>
          </draw:text-box>
        </draw:frame>
        <draw:connector draw:style-name="gr10" draw:text-style-name="P4" draw:layer="layout" svg:x1="10.017cm" svg:y1="14.653cm" svg:x2="12.112cm" svg:y2="16.875cm" draw:start-shape="id10" draw:start-glue-point="7" draw:end-shape="id11" draw:end-glue-point="4" svg:d="M10017 14653h2095v2222" svg:viewBox="0 0 2096 2223">
          <text:p/>
        </draw:connector>
        <draw:custom-shape draw:style-name="gr14" draw:text-style-name="P2" xml:id="id12" draw:id="id12" draw:layer="layout" svg:width="4.445cm" svg:height="0.889cm" draw:transform="skewX (-0.00453785605518526) rotate (-0.00418879020478637) translate (1.762cm 18.507cm)">
          <text:p text:style-name="P1"><text:span text:style-name="T1">minnumber = amount</text:span>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0.271cm" svg:y1="18.589cm" svg:x2="6.207cm" svg:y2="18.97cm" draw:start-shape="id11" draw:end-shape="id12" draw:end-glue-point="1" svg:d="M10271 18589h-2033v381h-2031" svg:viewBox="0 0 4065 382">
          <text:p/>
        </draw:connector>
        <draw:frame draw:style-name="gr15" draw:text-style-name="P5" draw:layer="layout" svg:width="1.905cm" svg:height="1.436cm" svg:x="8.366cm" svg:y="17.764cm">
          <draw:text-box>
            <text:p><text:span text:style-name="T1">TRUE</text:span></text:p>
            <text:p/>
          </draw:text-box>
        </draw:frame>
        <draw:connector draw:style-name="gr10" draw:text-style-name="P4" draw:layer="layout" draw:line-skew="0cm -1.01cm" svg:x1="6.334cm" svg:y1="2.27cm" svg:x2="8.731cm" svg:y2="1.889cm" draw:start-shape="id13" draw:start-glue-point="10" draw:end-shape="id1" draw:end-glue-point="9" svg:d="M6334 2270h953v-508h1444v127" svg:viewBox="0 0 2398 509">
          <text:p/>
        </draw:connector>
        <draw:connector draw:style-name="gr10" draw:text-style-name="P4" draw:layer="layout" svg:x1="1.762cm" svg:y1="18.951cm" svg:x2="12.747cm" svg:y2="7.096cm" draw:start-shape="id12" draw:start-glue-point="3" draw:end-shape="id4" draw:end-glue-point="4" svg:d="M1762 18951h-502v-12357h11487v502" svg:viewBox="0 0 11488 12358">
          <text:p/>
        </draw:connector>
        <draw:connector draw:style-name="gr10" draw:text-style-name="P4" draw:layer="layout" draw:line-skew="0cm -14.09cm" svg:x1="12.112cm" svg:y1="20.304cm" svg:x2="12.747cm" svg:y2="7.096cm" draw:start-shape="id11" draw:start-glue-point="6" draw:end-shape="id4" draw:end-glue-point="4" svg:d="M12112 20304v501h-11112v-14211h11747v502" svg:viewBox="0 0 11748 142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3-27T22:42:47.655000000</dc:date>
    <meta:editing-duration>PT1H8M50S</meta:editing-duration>
    <meta:editing-cycles>13</meta:editing-cycles>
    <meta:generator>LibreOffice/4.4.2.2$Windows_x86 LibreOffice_project/c4c7d32d0d49397cad38d62472b0bc8acff48dd6</meta:generator>
    <meta:document-statistic meta:object-count="37"/>
  </office:meta>
</office:document-meta>
</file>